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5in" table:align="center"/>
    </style:style>
    <style:style style:name="Table1.A" style:family="table-column">
      <style:table-column-properties style:column-width="1.2458in"/>
    </style:style>
    <style:style style:name="Table1.B" style:family="table-column">
      <style:table-column-properties style:column-width="3.2542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0.05pt solid #000000" fo:border-top="none" fo:border-bottom="0.05pt solid #000000"/>
    </style:style>
    <style:style style:name="Table1.4" style:family="table-row">
      <style:table-row-properties style:min-row-height="0.1069in"/>
    </style:style>
    <style:style style:name="Table1.5" style:family="table-row">
      <style:table-row-properties style:min-row-height="0.0639in"/>
    </style:style>
    <style:style style:name="Table2" style:family="table">
      <style:table-properties style:width="5.2597in" table:align="center"/>
    </style:style>
    <style:style style:name="Table2.A" style:family="table-column">
      <style:table-column-properties style:column-width="1.9424in"/>
    </style:style>
    <style:style style:name="Table2.B" style:family="table-column">
      <style:table-column-properties style:column-width="3.3174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middle" fo:padding="0.0201in" fo:border-left="0.05pt solid #000000" fo:border-right="0.05pt solid #000000" fo:border-top="none" fo:border-bottom="0.05pt solid #000000"/>
    </style:style>
    <style:style style:name="Table2.7" style:family="table-row">
      <style:table-row-properties style:min-row-height="0.1306in"/>
    </style:style>
    <style:style style:name="Table3" style:family="table">
      <style:table-properties style:width="3.5097in" table:align="center"/>
    </style:style>
    <style:style style:name="Table3.A" style:family="table-column">
      <style:table-column-properties style:column-width="1.3535in"/>
    </style:style>
    <style:style style:name="Table3.B" style:family="table-column">
      <style:table-column-properties style:column-width="2.1563in"/>
    </style:style>
    <style:style style:name="Table3.A1" style:family="table-cell">
      <style:table-cell-properties style:vertical-align="middle" fo:padding="0.0201in" fo:border="none"/>
    </style:style>
    <style:style style:name="P1" style:family="paragraph" style:parent-style-name="Heading_20_1">
      <style:paragraph-properties fo:line-height="100%"/>
      <style:text-properties fo:font-size="24pt" officeooo:paragraph-rsid="000f4f51" style:font-size-asian="24pt" style:font-size-complex="24pt"/>
    </style:style>
    <style:style style:name="P2" style:family="paragraph" style:parent-style-name="Heading_20_2">
      <style:paragraph-properties fo:line-height="100%"/>
      <style:text-properties fo:font-size="18pt" officeooo:paragraph-rsid="000f4f51" style:font-size-asian="18pt" style:font-size-complex="18pt"/>
    </style:style>
    <style:style style:name="P3" style:family="paragraph" style:parent-style-name="Heading_20_3">
      <style:paragraph-properties fo:margin-top="0in" fo:margin-bottom="0.0972in" style:contextual-spacing="false"/>
      <style:text-properties fo:font-size="6pt" officeooo:paragraph-rsid="000f9863" style:font-size-asian="6pt" style:font-size-complex="6pt"/>
    </style:style>
    <style:style style:name="P4" style:family="paragraph" style:parent-style-name="Text_20_body">
      <style:paragraph-properties fo:line-height="100%"/>
      <style:text-properties fo:font-size="12pt" officeooo:paragraph-rsid="000f4f51" style:font-size-asian="12pt" style:font-size-complex="12pt"/>
    </style:style>
    <style:style style:name="P5" style:family="paragraph" style:parent-style-name="Horizontal_20_Line">
      <style:paragraph-properties fo:line-height="100%"/>
      <style:text-properties fo:font-size="6pt" officeooo:paragraph-rsid="000f4f51" style:font-size-asian="6pt" style:font-size-complex="6pt"/>
    </style:style>
    <style:style style:name="P6" style:family="paragraph" style:parent-style-name="Heading_20_2">
      <style:paragraph-properties fo:line-height="100%"/>
      <style:text-properties fo:font-size="18pt" style:font-size-asian="18pt" style:font-size-complex="18pt"/>
    </style:style>
    <style:style style:name="P7" style:family="paragraph" style:parent-style-name="Text_20_body">
      <style:paragraph-properties fo:line-height="100%"/>
      <style:text-properties fo:font-size="12pt" style:font-size-asian="12pt" style:font-size-complex="12pt"/>
    </style:style>
    <style:style style:name="P8" style:family="paragraph" style:parent-style-name="Text_20_body">
      <style:paragraph-properties fo:line-height="100%"/>
    </style:style>
    <style:style style:name="P9" style:family="paragraph" style:parent-style-name="Horizontal_20_Line">
      <style:paragraph-properties fo:line-height="100%"/>
      <style:text-properties fo:font-size="6pt" style:font-size-asian="6pt" style:font-size-complex="6pt"/>
    </style:style>
    <style:style style:name="P10" style:family="paragraph" style:parent-style-name="Heading_20_3">
      <style:paragraph-properties fo:line-height="100%"/>
      <style:text-properties fo:font-size="14pt" style:font-size-asian="14pt" style:font-size-complex="14pt"/>
    </style:style>
    <style:style style:name="P11" style:family="paragraph" style:parent-style-name="Text_20_body" style:list-style-name="L1">
      <style:paragraph-properties fo:line-height="100%"/>
    </style:style>
    <style:style style:name="P12" style:family="paragraph" style:parent-style-name="Text_20_body" style:list-style-name="L1">
      <style:paragraph-properties fo:line-height="100%"/>
      <style:text-properties fo:font-size="12pt" style:font-size-asian="12pt" style:font-size-complex="12pt"/>
    </style:style>
    <style:style style:name="P13" style:family="paragraph" style:parent-style-name="Text_20_body" style:list-style-name="L2">
      <style:paragraph-properties fo:line-height="100%"/>
      <style:text-properties fo:font-size="12pt" style:font-size-asian="12pt" style:font-size-complex="12pt"/>
    </style:style>
    <style:style style:name="P14" style:family="paragraph" style:parent-style-name="Table_20_Heading">
      <style:paragraph-properties fo:line-height="100%" fo:text-align="center" style:justify-single-word="false"/>
      <style:text-properties fo:font-size="12pt" style:font-size-asian="12pt" style:font-size-complex="12pt"/>
    </style:style>
    <style:style style:name="P15" style:family="paragraph" style:parent-style-name="Table_20_Contents">
      <style:paragraph-properties fo:line-height="100%" fo:text-align="center" style:justify-single-word="false"/>
      <style:text-properties fo:font-size="12pt" style:font-size-asian="12pt" style:font-size-complex="12pt"/>
    </style:style>
    <style:style style:name="P16" style:family="paragraph" style:parent-style-name="Table_20_Contents">
      <style:paragraph-properties fo:line-height="100%" fo:text-align="center" style:justify-single-word="false"/>
    </style:style>
    <style:style style:name="P17" style:family="paragraph" style:parent-style-name="Text_20_body">
      <style:paragraph-properties fo:line-height="100%"/>
      <style:text-properties fo:font-size="6pt" style:font-size-asian="6pt" style:font-size-complex="6pt"/>
    </style:style>
    <style:style style:name="P18" style:family="paragraph" style:parent-style-name="Text_20_body">
      <style:paragraph-properties fo:line-height="100%"/>
      <style:text-properties fo:font-size="6pt" officeooo:paragraph-rsid="000f4f51" style:font-size-asian="6pt" style:font-size-complex="6pt"/>
    </style:style>
    <style:style style:name="P19" style:family="paragraph" style:parent-style-name="Text_20_body" style:list-style-name="L3">
      <style:paragraph-properties fo:line-height="100%"/>
    </style:style>
    <style:style style:name="P20" style:family="paragraph" style:parent-style-name="Text_20_body" style:list-style-name="L4">
      <style:paragraph-properties fo:line-height="100%"/>
      <style:text-properties fo:font-size="12pt" style:font-size-asian="12pt" style:font-size-complex="12pt"/>
    </style:style>
    <style:style style:name="P21" style:family="paragraph" style:parent-style-name="Text_20_body" style:list-style-name="L5">
      <style:paragraph-properties fo:line-height="100%"/>
    </style:style>
    <style:style style:name="P22" style:family="paragraph" style:parent-style-name="Table_20_Contents">
      <style:paragraph-properties fo:line-height="100%" fo:text-align="center" style:justify-single-word="false"/>
      <style:text-properties fo:font-size="12pt" fo:font-weight="bold" style:font-size-asian="12pt" style:font-weight-asian="bold" style:font-size-complex="12pt" style:font-weight-complex="bold"/>
    </style:style>
    <style:style style:name="P23" style:family="paragraph" style:parent-style-name="Text_20_body" style:list-style-name="L6">
      <style:paragraph-properties fo:line-height="100%"/>
      <style:text-properties fo:font-size="12pt" style:font-size-asian="12pt" style:font-size-complex="12pt"/>
    </style:style>
    <style:style style:name="P24" style:family="paragraph" style:parent-style-name="Text_20_body" style:list-style-name="L7">
      <style:paragraph-properties fo:line-height="100%"/>
    </style:style>
    <style:style style:name="P25" style:family="paragraph" style:parent-style-name="Text_20_body" style:list-style-name="L8">
      <style:paragraph-properties fo:line-height="100%"/>
      <style:text-properties fo:font-size="12pt" style:font-size-asian="12pt" style:font-size-complex="12pt"/>
    </style:style>
    <style:style style:name="P26" style:family="paragraph" style:parent-style-name="Text_20_body" style:list-style-name="L9">
      <style:paragraph-properties fo:line-height="100%"/>
    </style:style>
    <style:style style:name="P27" style:family="paragraph" style:parent-style-name="Text_20_body" style:list-style-name="L10">
      <style:paragraph-properties fo:line-height="100%"/>
    </style:style>
    <style:style style:name="P28" style:family="paragraph" style:parent-style-name="Text_20_body" style:list-style-name="L10">
      <style:paragraph-properties fo:line-height="100%"/>
      <style:text-properties fo:font-size="12pt" style:font-size-asian="12pt" style:font-size-complex="12pt"/>
    </style:style>
    <style:style style:name="P29" style:family="paragraph" style:parent-style-name="Text_20_body" style:list-style-name="L11">
      <style:paragraph-properties fo:line-height="100%"/>
      <style:text-properties fo:font-size="12pt" style:font-size-asian="12pt" style:font-size-complex="12pt"/>
    </style:style>
    <style:style style:name="P30" style:family="paragraph" style:parent-style-name="Text_20_body" style:list-style-name="L12">
      <style:paragraph-properties fo:line-height="100%"/>
      <style:text-properties fo:font-size="12pt" style:font-size-asian="12pt" style:font-size-complex="12pt"/>
    </style:style>
    <style:style style:name="P31" style:family="paragraph" style:parent-style-name="Text_20_body" style:list-style-name="L13">
      <style:paragraph-properties fo:line-height="100%"/>
    </style:style>
    <style:style style:name="P32" style:family="paragraph" style:parent-style-name="Text_20_body" style:list-style-name="L14">
      <style:paragraph-properties fo:line-height="100%"/>
      <style:text-properties fo:font-size="12pt" style:font-size-asian="12pt" style:font-size-complex="12pt"/>
    </style:style>
    <style:style style:name="P33" style:family="paragraph" style:parent-style-name="Text_20_body" style:list-style-name="L15">
      <style:paragraph-properties fo:line-height="100%"/>
      <style:text-properties fo:font-size="12pt" style:font-size-asian="12pt" style:font-size-complex="12pt"/>
    </style:style>
    <style:style style:name="P34" style:family="paragraph" style:parent-style-name="Text_20_body" style:list-style-name="L16">
      <style:paragraph-properties fo:line-height="100%"/>
      <style:text-properties fo:font-size="12pt" style:font-size-asian="12pt" style:font-size-complex="12pt"/>
    </style:style>
    <style:style style:name="P35" style:family="paragraph" style:parent-style-name="Text_20_body" style:list-style-name="L17">
      <style:paragraph-properties fo:line-height="100%"/>
      <style:text-properties fo:font-size="12pt" style:font-size-asian="12pt" style:font-size-complex="12pt"/>
    </style:style>
    <style:style style:name="P36" style:family="paragraph" style:parent-style-name="Text_20_body" style:list-style-name="L18">
      <style:paragraph-properties fo:line-height="100%"/>
      <style:text-properties fo:font-size="12pt" style:font-size-asian="12pt" style:font-size-complex="12pt"/>
    </style:style>
    <style:style style:name="P37" style:family="paragraph" style:parent-style-name="Text_20_body" style:list-style-name="L19">
      <style:paragraph-properties fo:line-height="100%"/>
      <style:text-properties fo:font-size="12pt" style:font-size-asian="12pt" style:font-size-complex="12pt"/>
    </style:style>
    <style:style style:name="P38" style:family="paragraph" style:parent-style-name="Text_20_body" style:list-style-name="L20">
      <style:paragraph-properties fo:line-height="100%"/>
      <style:text-properties fo:font-size="12pt" style:font-size-asian="12pt" style:font-size-complex="12pt"/>
    </style:style>
    <style:style style:name="T1" style:family="text">
      <style:text-properties fo:font-size="14pt" fo:font-weight="normal" fo:background-color="transparent" loext:char-shading-value="0" style:font-size-asian="14pt" style:font-weight-asian="normal" style:font-size-complex="14pt" style:font-weight-complex="normal"/>
    </style:style>
    <style:style style:name="T2"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plete SOC Project Report</text:h>
      <text:h text:style-name="P2" text:outline-level="2">Project Title</text:h>
      <text:h text:style-name="P3" text:outline-level="3"><text:span text:style-name="Strong_20_Emphasis"><text:span text:style-name="T1">Manual Phishing Email Investigation (Header &amp; URL Analysis)</text:span></text:span></text:h>
      <text:h text:style-name="P2" text:outline-level="2">Author</text:h>
      <text:p text:style-name="P4">Gourab Das</text:p>
      <text:p text:style-name="P4"/>
      <text:h text:style-name="P2" text:outline-level="2">Target Role</text:h>
      <text:p text:style-name="P4">SOC Analyst – Tier 1 / Junior SOC Analyst</text:p>
      <text:p text:style-name="P5"/>
      <text:h text:style-name="P6" text:outline-level="2">1. Executive Summary</text:h>
      <text:p text:style-name="P7">This project documents a complete end‑to‑end phishing email investigation performed from a SOC analyst perspective. The objective was to analyze a suspicious email, validate authentication results (SPF/DKIM/DMARC), extract and investigate malicious indicators (URLs/domains), and produce a professional SOC‑style incident report.</text:p>
      <text:p text:style-name="P8"><text:span text:style-name="T2">Although the email successfully passed SPF, DKIM, and DMARC checks, further analysis confirmed phishing characteristics based on content, domain impersonation, and malicious intent. This highlights why </text:span><text:span text:style-name="Strong_20_Emphasis"><text:span text:style-name="T2">email authentication alone is not sufficient</text:span></text:span><text:span text:style-name="T2"> to stop phishing attacks.</text:span></text:p>
      <text:p text:style-name="P8"><text:span text:style-name="Strong_20_Emphasis"><text:span text:style-name="T2">Final Verdict:</text:span></text:span><text:span text:style-name="T2"> Malicious – Phishing (Credential Harvesting)</text:span></text:p>
      <text:p text:style-name="P9"/>
      <text:h text:style-name="P6" text:outline-level="2"><text:soft-page-break/>2. Scope &amp; Objectives</text:h>
      <text:h text:style-name="P10" text:outline-level="3">Scope</text:h>
      <text:list text:style-name="L1">
        <text:list-item>
          <text:p text:style-name="P11"><text:span text:style-name="T2">Analyze a suspicious email provided in </text:span><text:span text:style-name="Source_20_Text"><text:span text:style-name="T2">.eml</text:span></text:span><text:span text:style-name="T2"> format</text:span></text:p>
        </text:list-item>
        <text:list-item>
          <text:p text:style-name="P12">Perform header analysis</text:p>
        </text:list-item>
        <text:list-item>
          <text:p text:style-name="P12">Extract and analyze URLs</text:p>
        </text:list-item>
        <text:list-item>
          <text:p text:style-name="P12">Conduct domain reputation analysis</text:p>
        </text:list-item>
        <text:list-item>
          <text:p text:style-name="P12">Document findings in SOC‑standard format</text:p>
        </text:list-item>
      </text:list>
      <text:h text:style-name="P10" text:outline-level="3">Objectives</text:h>
      <text:list text:style-name="L2">
        <text:list-item>
          <text:p text:style-name="P13">Understand why authenticated emails can still be malicious</text:p>
        </text:list-item>
        <text:list-item>
          <text:p text:style-name="P13">Practice real‑world SOC phishing triage workflow</text:p>
        </text:list-item>
        <text:list-item>
          <text:p text:style-name="P13">Produce interview‑ready project documentation</text:p>
        </text:list-item>
      </text:list>
      <text:p text:style-name="P9"/>
      <text:h text:style-name="P6" text:outline-level="2">3. Tools &amp; Environment</text:h>
      <table:table table:name="Table1" table:style-name="Table1">
        <table:table-column table:style-name="Table1.A"/>
        <table:table-column table:style-name="Table1.B"/>
        <table:table-row>
          <table:table-cell table:style-name="Table1.A1" office:value-type="string">
            <text:p text:style-name="P14">Category</text:p>
          </table:table-cell>
          <table:table-cell table:style-name="Table1.B1" office:value-type="string">
            <text:p text:style-name="P14">Tools Used</text:p>
          </table:table-cell>
        </table:table-row>
        <table:table-row>
          <table:table-cell table:style-name="Table1.A2" office:value-type="string">
            <text:p text:style-name="P15">Email Analysis</text:p>
          </table:table-cell>
          <table:table-cell table:style-name="Table1.B2" office:value-type="string">
            <text:p text:style-name="P16"><text:span text:style-name="T2">Manual </text:span><text:span text:style-name="Source_20_Text"><text:span text:style-name="T2">.eml</text:span></text:span><text:span text:style-name="T2"> inspection, email header parsing</text:span></text:p>
          </table:table-cell>
        </table:table-row>
        <table:table-row>
          <table:table-cell table:style-name="Table1.A2" office:value-type="string">
            <text:p text:style-name="P15">URL Analysis</text:p>
          </table:table-cell>
          <table:table-cell table:style-name="Table1.B2" office:value-type="string">
            <text:p text:style-name="P15">URLScan.io, VirusTotal (reference)</text:p>
          </table:table-cell>
        </table:table-row>
        <table:table-row table:style-name="Table1.4">
          <table:table-cell table:style-name="Table1.A2" office:value-type="string">
            <text:p text:style-name="P15">Domain Analysis</text:p>
          </table:table-cell>
          <table:table-cell table:style-name="Table1.B2" office:value-type="string">
            <text:p text:style-name="P15">WHOIS lookup, DNS inspection</text:p>
          </table:table-cell>
        </table:table-row>
        <table:table-row table:style-name="Table1.5">
          <table:table-cell table:style-name="Table1.A2" office:value-type="string">
            <text:p text:style-name="P15">Documentation</text:p>
          </table:table-cell>
          <table:table-cell table:style-name="Table1.B2" office:value-type="string">
            <text:p text:style-name="P15">Markdown (.md) files</text:p>
          </table:table-cell>
        </table:table-row>
      </table:table>
      <text:p text:style-name="P9"/>
      <text:p text:style-name="P17"/>
      <text:p text:style-name="P17"/>
      <text:p text:style-name="P17"/>
      <text:p text:style-name="P17"/>
      <text:p text:style-name="P18"/>
      <text:h text:style-name="P6" text:outline-level="2"><text:soft-page-break/>4. Email Overview</text:h>
      <text:h text:style-name="P10" text:outline-level="3">Email Metadata</text:h>
      <text:list text:style-name="L3">
        <text:list-item>
          <text:p text:style-name="P19"><text:span text:style-name="Strong_20_Emphasis"><text:span text:style-name="T2">Subject:</text:span></text:span><text:span text:style-name="T2"> URGENT: Microsoft Account Will Be Disabled in 2 Hours</text:span></text:p>
        </text:list-item>
        <text:list-item>
          <text:p text:style-name="P19"><text:span text:style-name="Strong_20_Emphasis"><text:span text:style-name="T2">Sender Display Name:</text:span></text:span><text:span text:style-name="T2"> Microsoft Technical Support</text:span></text:p>
        </text:list-item>
        <text:list-item>
          <text:p text:style-name="P19"><text:span text:style-name="Strong_20_Emphasis"><text:span text:style-name="T2">Sender Domain:</text:span></text:span><text:span text:style-name="T2"> Look‑alike domain (not official Microsoft)</text:span></text:p>
        </text:list-item>
        <text:list-item>
          <text:p text:style-name="P19"><text:span text:style-name="Strong_20_Emphasis"><text:span text:style-name="T2">Email Type:</text:span></text:span><text:span text:style-name="T2"> HTML phishing email</text:span></text:p>
        </text:list-item>
      </text:list>
      <text:h text:style-name="P10" text:outline-level="3">Initial Red Flags</text:h>
      <text:list text:style-name="L4">
        <text:list-item>
          <text:p text:style-name="P20">Urgency and fear‑based language</text:p>
        </text:list-item>
        <text:list-item>
          <text:p text:style-name="P20">Account suspension threat</text:p>
        </text:list-item>
        <text:list-item>
          <text:p text:style-name="P20">Short response deadline</text:p>
        </text:list-item>
        <text:list-item>
          <text:p text:style-name="P20">Embedded verification link</text:p>
        </text:list-item>
        <text:list-item>
          <text:p text:style-name="P20">Impersonation of Microsoft branding</text:p>
        </text:list-item>
      </text:list>
      <text:p text:style-name="P9"/>
      <text:h text:style-name="P6" text:outline-level="2">5. Email Header Analysis</text:h>
      <text:h text:style-name="P10" text:outline-level="3">Header vs Body Identification</text:h>
      <text:p text:style-name="P8"><text:span text:style-name="T2">In a raw </text:span><text:span text:style-name="Source_20_Text"><text:span text:style-name="T2">.eml</text:span></text:span><text:span text:style-name="T2"> file:</text:span></text:p>
      <text:list text:style-name="L5">
        <text:list-item>
          <text:p text:style-name="P21"><text:span text:style-name="Strong_20_Emphasis"><text:span text:style-name="T2">Header Section:</text:span></text:span><text:span text:style-name="T2"> Starts at the top and ends at the first blank line</text:span></text:p>
        </text:list-item>
        <text:list-item>
          <text:p text:style-name="P21"><text:span text:style-name="Strong_20_Emphasis"><text:span text:style-name="T2">Body Section:</text:span></text:span><text:span text:style-name="T2"> Begins immediately after the blank line</text:span></text:p>
        </text:list-item>
      </text:list>
      <text:h text:style-name="P10" text:outline-level="3"><text:soft-page-break/></text:h>
      <text:h text:style-name="P10" text:outline-level="3">Key Header Fields Analyzed</text:h>
      <table:table table:name="Table2" table:style-name="Table2">
        <table:table-column table:style-name="Table2.A"/>
        <table:table-column table:style-name="Table2.B"/>
        <table:table-row>
          <table:table-cell table:style-name="Table2.A1" office:value-type="string">
            <text:p text:style-name="P22">Header Field</text:p>
          </table:table-cell>
          <table:table-cell table:style-name="Table2.B1" office:value-type="string">
            <text:p text:style-name="P22">Observation</text:p>
          </table:table-cell>
        </table:table-row>
        <table:table-row>
          <table:table-cell table:style-name="Table2.A2" office:value-type="string">
            <text:p text:style-name="P15">From</text:p>
          </table:table-cell>
          <table:table-cell table:style-name="Table2.B2" office:value-type="string">
            <text:p text:style-name="P15">Spoofed display name, non‑Microsoft domain</text:p>
          </table:table-cell>
        </table:table-row>
        <table:table-row>
          <table:table-cell table:style-name="Table2.A2" office:value-type="string">
            <text:p text:style-name="P15">Return‑Path</text:p>
          </table:table-cell>
          <table:table-cell table:style-name="Table2.B2" office:value-type="string">
            <text:p text:style-name="P15">Matches sending domain (not Microsoft)</text:p>
          </table:table-cell>
        </table:table-row>
        <table:table-row>
          <table:table-cell table:style-name="Table2.A2" office:value-type="string">
            <text:p text:style-name="P15">Received</text:p>
          </table:table-cell>
          <table:table-cell table:style-name="Table2.B2" office:value-type="string">
            <text:p text:style-name="P15">External mail infrastructure</text:p>
          </table:table-cell>
        </table:table-row>
        <table:table-row>
          <table:table-cell table:style-name="Table2.A2" office:value-type="string">
            <text:p text:style-name="P15">SPF</text:p>
          </table:table-cell>
          <table:table-cell table:style-name="Table2.B2" office:value-type="string">
            <text:p text:style-name="P15">Pass</text:p>
          </table:table-cell>
        </table:table-row>
        <table:table-row>
          <table:table-cell table:style-name="Table2.A2" office:value-type="string">
            <text:p text:style-name="P15">DKIM</text:p>
          </table:table-cell>
          <table:table-cell table:style-name="Table2.B2" office:value-type="string">
            <text:p text:style-name="P15">Pass</text:p>
          </table:table-cell>
        </table:table-row>
        <table:table-row table:style-name="Table2.7">
          <table:table-cell table:style-name="Table2.A2" office:value-type="string">
            <text:p text:style-name="P15">DMARC</text:p>
          </table:table-cell>
          <table:table-cell table:style-name="Table2.B2" office:value-type="string">
            <text:p text:style-name="P15">Pass</text:p>
          </table:table-cell>
        </table:table-row>
      </table:table>
      <text:h text:style-name="P10" text:outline-level="3">Why SPF/DKIM/DMARC Passed</text:h>
      <text:list text:style-name="L6">
        <text:list-item>
          <text:p text:style-name="P23">The attacker controlled the sending domain</text:p>
        </text:list-item>
        <text:list-item>
          <text:p text:style-name="P23">SPF validates sending server, not brand legitimacy</text:p>
        </text:list-item>
        <text:list-item>
          <text:p text:style-name="P23">DKIM validates message integrity, not intent</text:p>
        </text:list-item>
        <text:list-item>
          <text:p text:style-name="P23">DMARC only enforces alignment, not trust</text:p>
        </text:list-item>
      </text:list>
      <text:p text:style-name="P8"><text:span text:style-name="Strong_20_Emphasis"><text:span text:style-name="T2">Conclusion:</text:span></text:span><text:span text:style-name="T2"> Authentication success ≠ legitimate email</text:span></text:p>
      <text:p text:style-name="P9"/>
      <text:h text:style-name="P6" text:outline-level="2">6. Content Analysis</text:h>
      <text:h text:style-name="P10" text:outline-level="3">Social Engineering Techniques Identified</text:h>
      <text:list text:style-name="L7">
        <text:list-item>
          <text:p text:style-name="P24"><text:span text:style-name="Strong_20_Emphasis"><text:span text:style-name="T2">Urgency:</text:span></text:span><text:span text:style-name="T2"> “Disabled in 2 hours”</text:span></text:p>
        </text:list-item>
        <text:list-item>
          <text:p text:style-name="P24"><text:span text:style-name="Strong_20_Emphasis"><text:span text:style-name="T2">Fear:</text:span></text:span><text:span text:style-name="T2"> Permanent data loss</text:span></text:p>
        </text:list-item>
        <text:list-item>
          <text:p text:style-name="P24"><text:span text:style-name="Strong_20_Emphasis"><text:span text:style-name="T2">Authority Abuse:</text:span></text:span><text:span text:style-name="T2"> Microsoft impersonation</text:span></text:p>
        </text:list-item>
        <text:list-item>
          <text:p text:style-name="P24"><text:span text:style-name="Strong_20_Emphasis"><text:span text:style-name="T2">User Action Pressure:</text:span></text:span><text:span text:style-name="T2"> Immediate verification</text:span></text:p>
        </text:list-item>
      </text:list>
      <text:h text:style-name="P10" text:outline-level="3"><text:soft-page-break/>Grammar &amp; Style Issues</text:h>
      <text:list text:style-name="L8">
        <text:list-item>
          <text:p text:style-name="P25">Slight grammatical inconsistencies</text:p>
        </text:list-item>
        <text:list-item>
          <text:p text:style-name="P25">Generic greeting (“Dear User”)</text:p>
        </text:list-item>
        <text:list-item>
          <text:p text:style-name="P25">Automated message disclaimer</text:p>
        </text:list-item>
      </text:list>
      <text:p text:style-name="P7">These characteristics align with common phishing templates.</text:p>
      <text:p text:style-name="P9"/>
      <text:h text:style-name="P6" text:outline-level="2">7. URL Extraction &amp; Analysis</text:h>
      <text:h text:style-name="P10" text:outline-level="3">Extracted URL</text:h>
      <text:list text:style-name="L9">
        <text:list-item>
          <text:p text:style-name="P26"><text:span text:style-name="Strong_20_Emphasis"><text:span text:style-name="T2">Obfuscated Format:</text:span></text:span><text:span text:style-name="T2"> hxxp://micros0ft‑tech‑support[.]example/verify</text:span></text:p>
        </text:list-item>
      </text:list>
      <text:h text:style-name="P10" text:outline-level="3">URL Characteristics</text:h>
      <text:list text:style-name="L10">
        <text:list-item>
          <text:p text:style-name="P27"><text:span text:style-name="T2">Look‑alike domain using character substitution (</text:span><text:span text:style-name="Source_20_Text"><text:span text:style-name="T2">0</text:span></text:span><text:span text:style-name="T2"> instead of </text:span><text:span text:style-name="Source_20_Text"><text:span text:style-name="T2">o</text:span></text:span><text:span text:style-name="T2">)</text:span></text:p>
        </text:list-item>
        <text:list-item>
          <text:p text:style-name="P28">Brand impersonation</text:p>
        </text:list-item>
        <text:list-item>
          <text:p text:style-name="P28">No association with official Microsoft domains</text:p>
        </text:list-item>
      </text:list>
      <text:p text:style-name="P9"/>
      <text:h text:style-name="P6" text:outline-level="2">8. URLScan Results</text:h>
      <text:h text:style-name="P10" text:outline-level="3">Observations</text:h>
      <text:list text:style-name="L11">
        <text:list-item>
          <text:p text:style-name="P29">Domain recently registered</text:p>
        </text:list-item>
        <text:list-item>
          <text:p text:style-name="P29">No historical reputation</text:p>
        </text:list-item>
        <text:list-item>
          <text:p text:style-name="P29">Page behavior indicates credential harvesting intent</text:p>
        </text:list-item>
        <text:list-item>
          <text:p text:style-name="P29">Visual similarity to Microsoft login page</text:p>
        </text:list-item>
      </text:list>
      <text:h text:style-name="P10" text:outline-level="3"><text:soft-page-break/>Risk Indicators</text:h>
      <text:list text:style-name="L12">
        <text:list-item>
          <text:p text:style-name="P30">Newly created domain</text:p>
        </text:list-item>
        <text:list-item>
          <text:p text:style-name="P30">Brand impersonation</text:p>
        </text:list-item>
        <text:list-item>
          <text:p text:style-name="P30">Login form present</text:p>
        </text:list-item>
        <text:list-item>
          <text:p text:style-name="P30">External hosting provider</text:p>
        </text:list-item>
      </text:list>
      <text:p text:style-name="P9"/>
      <text:h text:style-name="P6" text:outline-level="2">9. Domain Analysis</text:h>
      <text:h text:style-name="P10" text:outline-level="3">WHOIS Findings</text:h>
      <text:list text:style-name="L13">
        <text:list-item>
          <text:p text:style-name="P31"><text:span text:style-name="Strong_20_Emphasis"><text:span text:style-name="T2">Registration Age:</text:span></text:span><text:span text:style-name="T2"> Very recent</text:span></text:p>
        </text:list-item>
        <text:list-item>
          <text:p text:style-name="P31"><text:span text:style-name="Strong_20_Emphasis"><text:span text:style-name="T2">Registrar:</text:span></text:span><text:span text:style-name="T2"> Low‑cost registrar</text:span></text:p>
        </text:list-item>
        <text:list-item>
          <text:p text:style-name="P31"><text:span text:style-name="Strong_20_Emphasis"><text:span text:style-name="T2">Registrant Details:</text:span></text:span><text:span text:style-name="T2"> Privacy protected</text:span></text:p>
        </text:list-item>
      </text:list>
      <text:h text:style-name="P10" text:outline-level="3">DNS Analysis</text:h>
      <text:list text:style-name="L14">
        <text:list-item>
          <text:p text:style-name="P32">No MX records for legitimate email use</text:p>
        </text:list-item>
        <text:list-item>
          <text:p text:style-name="P32">Hosting IP associated with multiple suspicious domains</text:p>
        </text:list-item>
      </text:list>
      <text:h text:style-name="P10" text:outline-level="3">Domain Verdict</text:h>
      <text:p text:style-name="P7">High‑risk domain commonly associated with phishing campaigns.</text:p>
      <text:p text:style-name="P9"/>
      <text:h text:style-name="P6" text:outline-level="2">10. Indicators of Compromise (IOCs)</text:h>
      <text:h text:style-name="P10" text:outline-level="3">Domains</text:h>
      <text:list text:style-name="L15">
        <text:list-item>
          <text:p text:style-name="P33">micros0ft‑tech‑support.example</text:p>
        </text:list-item>
      </text:list>
      <text:h text:style-name="P10" text:outline-level="3"><text:soft-page-break/>URLs</text:h>
      <text:list text:style-name="L16">
        <text:list-item>
          <text:p text:style-name="P34">hxxp://micros0ft‑tech‑support[.]example/verify</text:p>
        </text:list-item>
      </text:list>
      <text:h text:style-name="P10" text:outline-level="3">Email Attributes</text:h>
      <text:list text:style-name="L17">
        <text:list-item>
          <text:p text:style-name="P35">Microsoft impersonation</text:p>
        </text:list-item>
        <text:list-item>
          <text:p text:style-name="P35">Credential harvesting attempt</text:p>
        </text:list-item>
      </text:list>
      <text:p text:style-name="P9"/>
      <text:h text:style-name="P6" text:outline-level="2">11. MITRE ATT&amp;CK Mapping</text:h>
      <table:table table:name="Table3" table:style-name="Table3">
        <table:table-column table:style-name="Table3.A"/>
        <table:table-column table:style-name="Table3.B"/>
        <table:table-row>
          <table:table-cell table:style-name="Table3.A1" office:value-type="string">
            <text:p text:style-name="P22">Tactic</text:p>
          </table:table-cell>
          <table:table-cell table:style-name="Table3.A1" office:value-type="string">
            <text:p text:style-name="P22">Technique</text:p>
          </table:table-cell>
        </table:table-row>
        <table:table-row>
          <table:table-cell table:style-name="Table3.A1" office:value-type="string">
            <text:p text:style-name="P15">Initial Access</text:p>
          </table:table-cell>
          <table:table-cell table:style-name="Table3.A1" office:value-type="string">
            <text:p text:style-name="P15">Phishing (T1566)</text:p>
          </table:table-cell>
        </table:table-row>
        <table:table-row>
          <table:table-cell table:style-name="Table3.A1" office:value-type="string">
            <text:p text:style-name="P15">Credential Access</text:p>
          </table:table-cell>
          <table:table-cell table:style-name="Table3.A1" office:value-type="string">
            <text:p text:style-name="P15">Credential Harvesting (T1056)</text:p>
          </table:table-cell>
        </table:table-row>
        <table:table-row>
          <table:table-cell table:style-name="Table3.A1" office:value-type="string">
            <text:p text:style-name="P15">Social Engineering</text:p>
          </table:table-cell>
          <table:table-cell table:style-name="Table3.A1" office:value-type="string">
            <text:p text:style-name="P15">User Execution</text:p>
          </table:table-cell>
        </table:table-row>
      </table:table>
      <text:p text:style-name="P9"/>
      <text:h text:style-name="P6" text:outline-level="2">12. Impact Assessment</text:h>
      <text:p text:style-name="P7">If successful, the attack could lead to:</text:p>
      <text:list text:style-name="L18">
        <text:list-item>
          <text:p text:style-name="P36">Microsoft account compromise</text:p>
        </text:list-item>
        <text:list-item>
          <text:p text:style-name="P36">Unauthorized access to Outlook and OneDrive</text:p>
        </text:list-item>
        <text:list-item>
          <text:p text:style-name="P36">Data theft</text:p>
        </text:list-item>
        <text:list-item>
          <text:p text:style-name="P36">Potential lateral movement</text:p>
        </text:list-item>
      </text:list>
      <text:p text:style-name="P9"/>
      <text:h text:style-name="P6" text:outline-level="2"><text:soft-page-break/>13. Remediation &amp; Recommendations</text:h>
      <text:h text:style-name="P10" text:outline-level="3">Immediate Actions</text:h>
      <text:list text:style-name="L19">
        <text:list-item>
          <text:p text:style-name="P37">Block sender domain</text:p>
        </text:list-item>
        <text:list-item>
          <text:p text:style-name="P37">Block malicious URL at email gateway</text:p>
        </text:list-item>
        <text:list-item>
          <text:p text:style-name="P37">Alert affected users</text:p>
        </text:list-item>
      </text:list>
      <text:h text:style-name="P10" text:outline-level="3">Preventive Controls</text:h>
      <text:list text:style-name="L20">
        <text:list-item>
          <text:p text:style-name="P38">User phishing awareness training</text:p>
        </text:list-item>
        <text:list-item>
          <text:p text:style-name="P38">Advanced URL reputation filtering</text:p>
        </text:list-item>
        <text:list-item>
          <text:p text:style-name="P38">Brand impersonation detection</text:p>
        </text:list-item>
        <text:list-item>
          <text:p text:style-name="P38">MFA enforcement</text:p>
        </text:list-item>
      </text:list>
      <text:p text:style-name="P9"/>
      <text:h text:style-name="P6" text:outline-level="2">14. Final Verdict</text:h>
      <text:p text:style-name="P8"><text:span text:style-name="Strong_20_Emphasis"><text:span text:style-name="T2">Classification:</text:span></text:span><text:span text:style-name="T2"> Phishing Email</text:span></text:p>
      <text:p text:style-name="P8"><text:span text:style-name="Strong_20_Emphasis"><text:span text:style-name="T2">Severity:</text:span></text:span><text:span text:style-name="T2"> High</text:span></text:p>
      <text:p text:style-name="P8"><text:span text:style-name="Strong_20_Emphasis"><text:span text:style-name="T2">Confidence Level:</text:span></text:span><text:span text:style-name="T2"> High</text:span></text:p>
      <text:p text:style-name="P7">This investigation confirms that the email is a malicious phishing attempt despite passing SPF, DKIM, and DMARC checks.</text:p>
      <text:p text:style-name="P9"/>
      <text:h text:style-name="P6" text:outline-level="2">15. Conclusion</text:h>
      <text:p text:style-name="P7">This project demonstrates a realistic SOC phishing investigation and highlights the importance of layered email security. Authentication mechanisms validate infrastructure authenticity, not sender trustworthiness. Content analysis, URL inspection, and domain reputation remain critical for phishing det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9T12:13:52.121129700</meta:creation-date>
    <meta:print-date>2026-01-29T12:20:44.568642700</meta:print-date>
    <dc:date>2026-01-30T00:49:16.056910000</dc:date>
    <meta:editing-duration>PT9M21S</meta:editing-duration>
    <meta:editing-cycles>2</meta:editing-cycles>
    <meta:generator>LibreOffice/25.8.3.2$Windows_X86_64 LibreOffice_project/8ca8d55c161d602844f5428fa4b58097424e324e</meta:generator>
    <meta:document-statistic meta:table-count="3" meta:image-count="0" meta:object-count="0" meta:page-count="8" meta:paragraph-count="150" meta:word-count="712" meta:character-count="5005" meta:non-whitespace-character-count="4503"/>
  </office:meta>
</office:document-meta>
</file>